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総計">
      <style:table-properties table:display="true" style:writing-mode="lr-tb"/>
    </style:style>
    <style:style style:name="ta2" style:family="table" style:master-page-name="PageStyle_5f_2015年度">
      <style:table-properties table:display="true" style:writing-mode="lr-tb"/>
    </style:style>
    <style:style style:name="ta3" style:family="table" style:master-page-name="PageStyle_5f_2016年度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6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2015年度.F3"/>
        <table:content-validation table:name="val2" table:condition="of:cell-content-is-decimal-number() and cell-content()&gt;=0" table:allow-empty-cell="true" table:base-cell-address="2016年度.F3"/>
      </table:content-validations>
      <table:table table:name="総計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でじぽろ収支総覧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回</text:p>
          </table:table-cell>
          <table:table-cell table:style-name="ce2" office:value-type="string" calcext:value-type="string">
            <text:p>年度</text:p>
          </table:table-cell>
          <table:table-cell table:style-name="ce2" office:value-type="string" calcext:value-type="string">
            <text:p>年月日</text:p>
          </table:table-cell>
          <table:table-cell table:style-name="ce10" office:value-type="string" calcext:value-type="string">
            <text:p>各回収支</text:p>
          </table:table-cell>
          <table:table-cell table:style-name="ce10" office:value-type="string" calcext:value-type="string">
            <text:p>時点残高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4" table:number-rows-spanned="1">
            <text:p>現在高＊</text:p>
          </table:table-cell>
          <table:covered-table-cell table:number-columns-repeated="3"/>
          <table:table-cell table:style-name="ce11" table:formula="of:=SUM([.D$1:.D$1048576])" office:value-type="float" office:value="-74917" calcext:value-type="float">
            <text:p>74,917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IF([.C4]&lt;&gt;&quot;&quot;; IF(MONTH([.C4])&lt;=3; YEAR([.C4])-1; YEAR([.C4])); &quot;&quot;)" office:value-type="float" office:value="2015" calcext:value-type="float">
            <text:p>2015</text:p>
          </table:table-cell>
          <table:table-cell table:style-name="ce8" office:value-type="date" office:date-value="2015-10-17" calcext:value-type="date">
            <text:p>2015/10/17</text:p>
          </table:table-cell>
          <table:table-cell table:style-name="ce11" table:formula="of:=IF([.C4]&lt;&gt;&quot;&quot;; SUMIF(INDIRECT(&quot;'&quot;&amp;[.B4]&amp;&quot;年度'!B:B&quot;); [.A4]; INDIRECT(&quot;'&quot;&amp;[.B4]&amp;&quot;年度'!E:E&quot;))-SUMIF(INDIRECT(&quot;'&quot;&amp;[.B4]&amp;&quot;年度'!B:B&quot;); [.A4]; INDIRECT(&quot;'&quot;&amp;[.B4]&amp;&quot;年度'!F:F&quot;)); &quot;&quot;)" office:value-type="float" office:value="0" calcext:value-type="float">
            <text:p>0</text:p>
          </table:table-cell>
          <table:table-cell table:style-name="ce11" table:formula="of:=IF([.D4]&lt;&gt;&quot;&quot;; SUM([.$D$4:.D4]); &quot;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IF([.C5]&lt;&gt;&quot;&quot;; IF(MONTH([.C5])&lt;=3; YEAR([.C5])-1; YEAR([.C5])); &quot;&quot;)" office:value-type="float" office:value="2015" calcext:value-type="float">
            <text:p>2015</text:p>
          </table:table-cell>
          <table:table-cell table:style-name="ce8" office:value-type="date" office:date-value="2015-12-19" calcext:value-type="date">
            <text:p>2015/12/19</text:p>
          </table:table-cell>
          <table:table-cell table:style-name="ce11" table:formula="of:=IF([.C5]&lt;&gt;&quot;&quot;; SUMIF(INDIRECT(&quot;'&quot;&amp;[.B5]&amp;&quot;年度'!B:B&quot;); [.A5]; INDIRECT(&quot;'&quot;&amp;[.B5]&amp;&quot;年度'!E:E&quot;))-SUMIF(INDIRECT(&quot;'&quot;&amp;[.B5]&amp;&quot;年度'!B:B&quot;); [.A5]; INDIRECT(&quot;'&quot;&amp;[.B5]&amp;&quot;年度'!F:F&quot;)); &quot;&quot;)" office:value-type="float" office:value="-1376" calcext:value-type="float">
            <text:p>1,376</text:p>
          </table:table-cell>
          <table:table-cell table:style-name="ce11" table:formula="of:=IF([.D5]&lt;&gt;&quot;&quot;; SUM([.$D$4:.D5]); &quot;&quot;)" office:value-type="float" office:value="-1376" calcext:value-type="float">
            <text:p>1,376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IF([.C6]&lt;&gt;&quot;&quot;; IF(MONTH([.C6])&lt;=3; YEAR([.C6])-1; YEAR([.C6])); &quot;&quot;)" office:value-type="float" office:value="2015" calcext:value-type="float">
            <text:p>2015</text:p>
          </table:table-cell>
          <table:table-cell table:style-name="ce8" office:value-type="date" office:date-value="2016-01-16" calcext:value-type="date">
            <text:p>2016/01/16</text:p>
          </table:table-cell>
          <table:table-cell table:style-name="ce11" table:formula="of:=IF([.C6]&lt;&gt;&quot;&quot;; SUMIF(INDIRECT(&quot;'&quot;&amp;[.B6]&amp;&quot;年度'!B:B&quot;); [.A6]; INDIRECT(&quot;'&quot;&amp;[.B6]&amp;&quot;年度'!E:E&quot;))-SUMIF(INDIRECT(&quot;'&quot;&amp;[.B6]&amp;&quot;年度'!B:B&quot;); [.A6]; INDIRECT(&quot;'&quot;&amp;[.B6]&amp;&quot;年度'!F:F&quot;)); &quot;&quot;)" office:value-type="float" office:value="-3417" calcext:value-type="float">
            <text:p>3,417</text:p>
          </table:table-cell>
          <table:table-cell table:style-name="ce11" table:formula="of:=IF([.D6]&lt;&gt;&quot;&quot;; SUM([.$D$4:.D6]); &quot;&quot;)" office:value-type="float" office:value="-4793" calcext:value-type="float">
            <text:p>4,793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IF([.C7]&lt;&gt;&quot;&quot;; IF(MONTH([.C7])&lt;=3; YEAR([.C7])-1; YEAR([.C7])); &quot;&quot;)" office:value-type="float" office:value="2015" calcext:value-type="float">
            <text:p>2015</text:p>
          </table:table-cell>
          <table:table-cell table:style-name="ce8" office:value-type="date" office:date-value="2016-02-11" calcext:value-type="date">
            <text:p>2016/02/11</text:p>
          </table:table-cell>
          <table:table-cell table:style-name="ce11" table:formula="of:=IF([.C7]&lt;&gt;&quot;&quot;; SUMIF(INDIRECT(&quot;'&quot;&amp;[.B7]&amp;&quot;年度'!B:B&quot;); [.A7]; INDIRECT(&quot;'&quot;&amp;[.B7]&amp;&quot;年度'!E:E&quot;))-SUMIF(INDIRECT(&quot;'&quot;&amp;[.B7]&amp;&quot;年度'!B:B&quot;); [.A7]; INDIRECT(&quot;'&quot;&amp;[.B7]&amp;&quot;年度'!F:F&quot;)); &quot;&quot;)" office:value-type="float" office:value="-991" calcext:value-type="float">
            <text:p>991</text:p>
          </table:table-cell>
          <table:table-cell table:style-name="ce11" table:formula="of:=IF([.D7]&lt;&gt;&quot;&quot;; SUM([.$D$4:.D7]); &quot;&quot;)" office:value-type="float" office:value="-5784" calcext:value-type="float">
            <text:p>5,784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IF([.C8]&lt;&gt;&quot;&quot;; IF(MONTH([.C8])&lt;=3; YEAR([.C8])-1; YEAR([.C8])); &quot;&quot;)" office:value-type="float" office:value="2015" calcext:value-type="float">
            <text:p>2015</text:p>
          </table:table-cell>
          <table:table-cell table:style-name="ce8" office:value-type="date" office:date-value="2016-03-20" calcext:value-type="date">
            <text:p>2016/03/20</text:p>
          </table:table-cell>
          <table:table-cell table:style-name="ce11" table:formula="of:=IF([.C8]&lt;&gt;&quot;&quot;; SUMIF(INDIRECT(&quot;'&quot;&amp;[.B8]&amp;&quot;年度'!B:B&quot;); [.A8]; INDIRECT(&quot;'&quot;&amp;[.B8]&amp;&quot;年度'!E:E&quot;))-SUMIF(INDIRECT(&quot;'&quot;&amp;[.B8]&amp;&quot;年度'!B:B&quot;); [.A8]; INDIRECT(&quot;'&quot;&amp;[.B8]&amp;&quot;年度'!F:F&quot;)); &quot;&quot;)" office:value-type="float" office:value="-4089" calcext:value-type="float">
            <text:p>4,089</text:p>
          </table:table-cell>
          <table:table-cell table:style-name="ce11" table:formula="of:=IF([.D8]&lt;&gt;&quot;&quot;; SUM([.$D$4:.D8]); &quot;&quot;)" office:value-type="float" office:value="-9873" calcext:value-type="float">
            <text:p>9,873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IF([.C9]&lt;&gt;&quot;&quot;; IF(MONTH([.C9])&lt;=3; YEAR([.C9])-1; YEAR([.C9])); &quot;&quot;)" office:value-type="float" office:value="2016" calcext:value-type="float">
            <text:p>2016</text:p>
          </table:table-cell>
          <table:table-cell table:style-name="ce8" office:value-type="date" office:date-value="2016-04-24" calcext:value-type="date">
            <text:p>2016/04/24</text:p>
          </table:table-cell>
          <table:table-cell table:style-name="ce11" table:formula="of:=IF([.C9]&lt;&gt;&quot;&quot;; SUMIF(INDIRECT(&quot;'&quot;&amp;[.B9]&amp;&quot;年度'!B:B&quot;); [.A9]; INDIRECT(&quot;'&quot;&amp;[.B9]&amp;&quot;年度'!E:E&quot;))-SUMIF(INDIRECT(&quot;'&quot;&amp;[.B9]&amp;&quot;年度'!B:B&quot;); [.A9]; INDIRECT(&quot;'&quot;&amp;[.B9]&amp;&quot;年度'!F:F&quot;)); &quot;&quot;)" office:value-type="float" office:value="-5962" calcext:value-type="float">
            <text:p>5,962</text:p>
          </table:table-cell>
          <table:table-cell table:style-name="ce11" table:formula="of:=IF([.D9]&lt;&gt;&quot;&quot;; SUM([.$D$4:.D9]); &quot;&quot;)" office:value-type="float" office:value="-15835" calcext:value-type="float">
            <text:p>15,835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IF([.C10]&lt;&gt;&quot;&quot;; IF(MONTH([.C10])&lt;=3; YEAR([.C10])-1; YEAR([.C10])); &quot;&quot;)" office:value-type="float" office:value="2016" calcext:value-type="float">
            <text:p>2016</text:p>
          </table:table-cell>
          <table:table-cell table:style-name="ce8" office:value-type="date" office:date-value="2016-05-15" calcext:value-type="date">
            <text:p>2016/05/15</text:p>
          </table:table-cell>
          <table:table-cell table:style-name="ce11" table:formula="of:=IF([.C10]&lt;&gt;&quot;&quot;; SUMIF(INDIRECT(&quot;'&quot;&amp;[.B10]&amp;&quot;年度'!B:B&quot;); [.A10]; INDIRECT(&quot;'&quot;&amp;[.B10]&amp;&quot;年度'!E:E&quot;))-SUMIF(INDIRECT(&quot;'&quot;&amp;[.B10]&amp;&quot;年度'!B:B&quot;); [.A10]; INDIRECT(&quot;'&quot;&amp;[.B10]&amp;&quot;年度'!F:F&quot;)); &quot;&quot;)" office:value-type="float" office:value="-10333" calcext:value-type="float">
            <text:p>10,333</text:p>
          </table:table-cell>
          <table:table-cell table:style-name="ce11" table:formula="of:=IF([.D10]&lt;&gt;&quot;&quot;; SUM([.$D$4:.D10]); &quot;&quot;)" office:value-type="float" office:value="-26168" calcext:value-type="float">
            <text:p>26,16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SC2016do</text:p>
          </table:table-cell>
          <table:table-cell table:style-name="ce4" table:formula="of:=IF([.C11]&lt;&gt;&quot;&quot;; IF(MONTH([.C11])&lt;=3; YEAR([.C11])-1; YEAR([.C11])); &quot;&quot;)" office:value-type="float" office:value="2016" calcext:value-type="float">
            <text:p>2016</text:p>
          </table:table-cell>
          <table:table-cell table:style-name="ce8" office:value-type="date" office:date-value="2016-06-04" calcext:value-type="date">
            <text:p>2016/06/04</text:p>
          </table:table-cell>
          <table:table-cell table:style-name="ce11" table:formula="of:=IF([.C11]&lt;&gt;&quot;&quot;; SUMIF(INDIRECT(&quot;'&quot;&amp;[.B11]&amp;&quot;年度'!B:B&quot;); [.A11]; INDIRECT(&quot;'&quot;&amp;[.B11]&amp;&quot;年度'!E:E&quot;))-SUMIF(INDIRECT(&quot;'&quot;&amp;[.B11]&amp;&quot;年度'!B:B&quot;); [.A11]; INDIRECT(&quot;'&quot;&amp;[.B11]&amp;&quot;年度'!F:F&quot;)); &quot;&quot;)" office:value-type="float" office:value="-7808" calcext:value-type="float">
            <text:p>7,808</text:p>
          </table:table-cell>
          <table:table-cell table:style-name="ce11" table:formula="of:=IF([.D11]&lt;&gt;&quot;&quot;; SUM([.$D$4:.D11]); &quot;&quot;)" office:value-type="float" office:value="-33976" calcext:value-type="float">
            <text:p>33,976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IF([.C12]&lt;&gt;&quot;&quot;; IF(MONTH([.C12])&lt;=3; YEAR([.C12])-1; YEAR([.C12])); &quot;&quot;)" office:value-type="float" office:value="2016" calcext:value-type="float">
            <text:p>2016</text:p>
          </table:table-cell>
          <table:table-cell table:style-name="ce8" office:value-type="date" office:date-value="2016-06-26" calcext:value-type="date">
            <text:p>2016/06/26</text:p>
          </table:table-cell>
          <table:table-cell table:style-name="ce11" table:formula="of:=IF([.C12]&lt;&gt;&quot;&quot;; SUMIF(INDIRECT(&quot;'&quot;&amp;[.B12]&amp;&quot;年度'!B:B&quot;); [.A12]; INDIRECT(&quot;'&quot;&amp;[.B12]&amp;&quot;年度'!E:E&quot;))-SUMIF(INDIRECT(&quot;'&quot;&amp;[.B12]&amp;&quot;年度'!B:B&quot;); [.A12]; INDIRECT(&quot;'&quot;&amp;[.B12]&amp;&quot;年度'!F:F&quot;)); &quot;&quot;)" office:value-type="float" office:value="-5277" calcext:value-type="float">
            <text:p>5,277</text:p>
          </table:table-cell>
          <table:table-cell table:style-name="ce11" table:formula="of:=IF([.D12]&lt;&gt;&quot;&quot;; SUM([.$D$4:.D12]); &quot;&quot;)" office:value-type="float" office:value="-39253" calcext:value-type="float">
            <text:p>39,253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IF([.C13]&lt;&gt;&quot;&quot;; IF(MONTH([.C13])&lt;=3; YEAR([.C13])-1; YEAR([.C13])); &quot;&quot;)" office:value-type="float" office:value="2016" calcext:value-type="float">
            <text:p>2016</text:p>
          </table:table-cell>
          <table:table-cell table:style-name="ce8" office:value-type="date" office:date-value="2016-07-31" calcext:value-type="date">
            <text:p>2016/07/31</text:p>
          </table:table-cell>
          <table:table-cell table:style-name="ce11" table:formula="of:=IF([.C13]&lt;&gt;&quot;&quot;; SUMIF(INDIRECT(&quot;'&quot;&amp;[.B13]&amp;&quot;年度'!B:B&quot;); [.A13]; INDIRECT(&quot;'&quot;&amp;[.B13]&amp;&quot;年度'!E:E&quot;))-SUMIF(INDIRECT(&quot;'&quot;&amp;[.B13]&amp;&quot;年度'!B:B&quot;); [.A13]; INDIRECT(&quot;'&quot;&amp;[.B13]&amp;&quot;年度'!F:F&quot;)); &quot;&quot;)" office:value-type="float" office:value="-5470" calcext:value-type="float">
            <text:p>5,470</text:p>
          </table:table-cell>
          <table:table-cell table:style-name="ce11" table:formula="of:=IF([.D13]&lt;&gt;&quot;&quot;; SUM([.$D$4:.D13]); &quot;&quot;)" office:value-type="float" office:value="-44723" calcext:value-type="float">
            <text:p>44,723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IF([.C14]&lt;&gt;&quot;&quot;; IF(MONTH([.C14])&lt;=3; YEAR([.C14])-1; YEAR([.C14])); &quot;&quot;)" office:value-type="float" office:value="2016" calcext:value-type="float">
            <text:p>2016</text:p>
          </table:table-cell>
          <table:table-cell table:style-name="ce8" office:value-type="date" office:date-value="2016-08-20" calcext:value-type="date">
            <text:p>2016/08/20</text:p>
          </table:table-cell>
          <table:table-cell table:style-name="ce11" table:formula="of:=IF([.C14]&lt;&gt;&quot;&quot;; SUMIF(INDIRECT(&quot;'&quot;&amp;[.B14]&amp;&quot;年度'!B:B&quot;); [.A14]; INDIRECT(&quot;'&quot;&amp;[.B14]&amp;&quot;年度'!E:E&quot;))-SUMIF(INDIRECT(&quot;'&quot;&amp;[.B14]&amp;&quot;年度'!B:B&quot;); [.A14]; INDIRECT(&quot;'&quot;&amp;[.B14]&amp;&quot;年度'!F:F&quot;)); &quot;&quot;)" office:value-type="float" office:value="-5703" calcext:value-type="float">
            <text:p>5,703</text:p>
          </table:table-cell>
          <table:table-cell table:style-name="ce11" table:formula="of:=IF([.D14]&lt;&gt;&quot;&quot;; SUM([.$D$4:.D14]); &quot;&quot;)" office:value-type="float" office:value="-50426" calcext:value-type="float">
            <text:p>50,426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table:formula="of:=IF([.C15]&lt;&gt;&quot;&quot;; IF(MONTH([.C15])&lt;=3; YEAR([.C15])-1; YEAR([.C15])); &quot;&quot;)" office:value-type="float" office:value="2016" calcext:value-type="float">
            <text:p>2016</text:p>
          </table:table-cell>
          <table:table-cell table:style-name="ce8" office:value-type="date" office:date-value="2016-09-17" calcext:value-type="date">
            <text:p>2016/09/17</text:p>
          </table:table-cell>
          <table:table-cell table:style-name="ce11" table:formula="of:=IF([.C15]&lt;&gt;&quot;&quot;; SUMIF(INDIRECT(&quot;'&quot;&amp;[.B15]&amp;&quot;年度'!B:B&quot;); [.A15]; INDIRECT(&quot;'&quot;&amp;[.B15]&amp;&quot;年度'!E:E&quot;))-SUMIF(INDIRECT(&quot;'&quot;&amp;[.B15]&amp;&quot;年度'!B:B&quot;); [.A15]; INDIRECT(&quot;'&quot;&amp;[.B15]&amp;&quot;年度'!F:F&quot;)); &quot;&quot;)" office:value-type="float" office:value="-4781" calcext:value-type="float">
            <text:p>4,781</text:p>
          </table:table-cell>
          <table:table-cell table:style-name="ce11" table:formula="of:=IF([.D15]&lt;&gt;&quot;&quot;; SUM([.$D$4:.D15]); &quot;&quot;)" office:value-type="float" office:value="-55207" calcext:value-type="float">
            <text:p>55,207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table:formula="of:=IF([.C16]&lt;&gt;&quot;&quot;; IF(MONTH([.C16])&lt;=3; YEAR([.C16])-1; YEAR([.C16])); &quot;&quot;)" office:value-type="float" office:value="2016" calcext:value-type="float">
            <text:p>2016</text:p>
          </table:table-cell>
          <table:table-cell table:style-name="ce8" office:value-type="date" office:date-value="2016-10-22" calcext:value-type="date">
            <text:p>2016/10/22</text:p>
          </table:table-cell>
          <table:table-cell table:style-name="ce11" table:formula="of:=IF([.C16]&lt;&gt;&quot;&quot;; SUMIF(INDIRECT(&quot;'&quot;&amp;[.B16]&amp;&quot;年度'!B:B&quot;); [.A16]; INDIRECT(&quot;'&quot;&amp;[.B16]&amp;&quot;年度'!E:E&quot;))-SUMIF(INDIRECT(&quot;'&quot;&amp;[.B16]&amp;&quot;年度'!B:B&quot;); [.A16]; INDIRECT(&quot;'&quot;&amp;[.B16]&amp;&quot;年度'!F:F&quot;)); &quot;&quot;)" office:value-type="float" office:value="-19710" calcext:value-type="float">
            <text:p>19,710</text:p>
          </table:table-cell>
          <table:table-cell table:style-name="ce11" table:formula="of:=IF([.D16]&lt;&gt;&quot;&quot;; SUM([.$D$4:.D16]); &quot;&quot;)" office:value-type="float" office:value="-74917" calcext:value-type="float">
            <text:p>74,91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table:formula="of:=IF([.C17]&lt;&gt;&quot;&quot;; IF(MONTH([.C17])&lt;=3; YEAR([.C17])-1; YEAR([.C17])); &quot;&quot;)">
            <text:p/>
          </table:table-cell>
          <table:table-cell table:style-name="ce9"/>
          <table:table-cell table:style-name="ce11" table:formula="of:=IF([.C17]&lt;&gt;&quot;&quot;; SUMIF(INDIRECT(&quot;'&quot;&amp;[.B17]&amp;&quot;年度'!B:B&quot;); [.A17]; INDIRECT(&quot;'&quot;&amp;[.B17]&amp;&quot;年度'!E:E&quot;))-SUMIF(INDIRECT(&quot;'&quot;&amp;[.B17]&amp;&quot;年度'!B:B&quot;); [.A17]; INDIRECT(&quot;'&quot;&amp;[.B17]&amp;&quot;年度'!F:F&quot;)); &quot;&quot;)">
            <text:p/>
          </table:table-cell>
          <table:table-cell table:style-name="ce11" table:formula="of:=IF([.D17]&lt;&gt;&quot;&quot;; SUM([.$D$4:.D17]); 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table:formula="of:=IF([.C18]&lt;&gt;&quot;&quot;; IF(MONTH([.C18])&lt;=3; YEAR([.C18])-1; YEAR([.C18])); &quot;&quot;)">
            <text:p/>
          </table:table-cell>
          <table:table-cell table:style-name="ce9"/>
          <table:table-cell table:style-name="ce11" table:formula="of:=IF([.C18]&lt;&gt;&quot;&quot;; SUMIF(INDIRECT(&quot;'&quot;&amp;[.B18]&amp;&quot;年度'!B:B&quot;); [.A18]; INDIRECT(&quot;'&quot;&amp;[.B18]&amp;&quot;年度'!E:E&quot;))-SUMIF(INDIRECT(&quot;'&quot;&amp;[.B18]&amp;&quot;年度'!B:B&quot;); [.A18]; INDIRECT(&quot;'&quot;&amp;[.B18]&amp;&quot;年度'!F:F&quot;)); &quot;&quot;)">
            <text:p/>
          </table:table-cell>
          <table:table-cell table:style-name="ce11" table:formula="of:=IF([.D18]&lt;&gt;&quot;&quot;; SUM([.$D$4:.D18]); 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table:formula="of:=IF([.C19]&lt;&gt;&quot;&quot;; IF(MONTH([.C19])&lt;=3; YEAR([.C19])-1; YEAR([.C19])); &quot;&quot;)">
            <text:p/>
          </table:table-cell>
          <table:table-cell table:style-name="ce9"/>
          <table:table-cell table:style-name="ce11" table:formula="of:=IF([.C19]&lt;&gt;&quot;&quot;; SUMIF(INDIRECT(&quot;'&quot;&amp;[.B19]&amp;&quot;年度'!B:B&quot;); [.A19]; INDIRECT(&quot;'&quot;&amp;[.B19]&amp;&quot;年度'!E:E&quot;))-SUMIF(INDIRECT(&quot;'&quot;&amp;[.B19]&amp;&quot;年度'!B:B&quot;); [.A19]; INDIRECT(&quot;'&quot;&amp;[.B19]&amp;&quot;年度'!F:F&quot;)); &quot;&quot;)">
            <text:p/>
          </table:table-cell>
          <table:table-cell table:style-name="ce11" table:formula="of:=IF([.D19]&lt;&gt;&quot;&quot;; SUM([.$D$4:.D19]); 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IF([.C20]&lt;&gt;&quot;&quot;; IF(MONTH([.C20])&lt;=3; YEAR([.C20])-1; YEAR([.C20])); &quot;&quot;)">
            <text:p/>
          </table:table-cell>
          <table:table-cell table:style-name="ce9"/>
          <table:table-cell table:style-name="ce11" table:formula="of:=IF([.C20]&lt;&gt;&quot;&quot;; SUMIF(INDIRECT(&quot;'&quot;&amp;[.B20]&amp;&quot;年度'!B:B&quot;); [.A20]; INDIRECT(&quot;'&quot;&amp;[.B20]&amp;&quot;年度'!E:E&quot;))-SUMIF(INDIRECT(&quot;'&quot;&amp;[.B20]&amp;&quot;年度'!B:B&quot;); [.A20]; INDIRECT(&quot;'&quot;&amp;[.B20]&amp;&quot;年度'!F:F&quot;)); &quot;&quot;)">
            <text:p/>
          </table:table-cell>
          <table:table-cell table:style-name="ce11" table:formula="of:=IF([.D20]&lt;&gt;&quot;&quot;; SUM([.$D$4:.D20]); 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IF([.C21]&lt;&gt;&quot;&quot;; IF(MONTH([.C21])&lt;=3; YEAR([.C21])-1; YEAR([.C21])); &quot;&quot;)">
            <text:p/>
          </table:table-cell>
          <table:table-cell table:style-name="ce9"/>
          <table:table-cell table:style-name="ce11" table:formula="of:=IF([.C21]&lt;&gt;&quot;&quot;; SUMIF(INDIRECT(&quot;'&quot;&amp;[.B21]&amp;&quot;年度'!B:B&quot;); [.A21]; INDIRECT(&quot;'&quot;&amp;[.B21]&amp;&quot;年度'!E:E&quot;))-SUMIF(INDIRECT(&quot;'&quot;&amp;[.B21]&amp;&quot;年度'!B:B&quot;); [.A21]; INDIRECT(&quot;'&quot;&amp;[.B21]&amp;&quot;年度'!F:F&quot;)); &quot;&quot;)">
            <text:p/>
          </table:table-cell>
          <table:table-cell table:style-name="ce11" table:formula="of:=IF([.D21]&lt;&gt;&quot;&quot;; SUM([.$D$4:.D21]); 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IF([.C22]&lt;&gt;&quot;&quot;; IF(MONTH([.C22])&lt;=3; YEAR([.C22])-1; YEAR([.C22])); &quot;&quot;)">
            <text:p/>
          </table:table-cell>
          <table:table-cell table:style-name="ce9"/>
          <table:table-cell table:style-name="ce11" table:formula="of:=IF([.C22]&lt;&gt;&quot;&quot;; SUMIF(INDIRECT(&quot;'&quot;&amp;[.B22]&amp;&quot;年度'!B:B&quot;); [.A22]; INDIRECT(&quot;'&quot;&amp;[.B22]&amp;&quot;年度'!E:E&quot;))-SUMIF(INDIRECT(&quot;'&quot;&amp;[.B22]&amp;&quot;年度'!B:B&quot;); [.A22]; INDIRECT(&quot;'&quot;&amp;[.B22]&amp;&quot;年度'!F:F&quot;)); &quot;&quot;)">
            <text:p/>
          </table:table-cell>
          <table:table-cell table:style-name="ce11" table:formula="of:=IF([.D22]&lt;&gt;&quot;&quot;; SUM([.$D$4:.D22]); 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IF([.C23]&lt;&gt;&quot;&quot;; IF(MONTH([.C23])&lt;=3; YEAR([.C23])-1; YEAR([.C23])); &quot;&quot;)">
            <text:p/>
          </table:table-cell>
          <table:table-cell table:style-name="ce9"/>
          <table:table-cell table:style-name="ce11" table:formula="of:=IF([.C23]&lt;&gt;&quot;&quot;; SUMIF(INDIRECT(&quot;'&quot;&amp;[.B23]&amp;&quot;年度'!B:B&quot;); [.A23]; INDIRECT(&quot;'&quot;&amp;[.B23]&amp;&quot;年度'!E:E&quot;))-SUMIF(INDIRECT(&quot;'&quot;&amp;[.B23]&amp;&quot;年度'!B:B&quot;); [.A23]; INDIRECT(&quot;'&quot;&amp;[.B23]&amp;&quot;年度'!F:F&quot;)); &quot;&quot;)">
            <text:p/>
          </table:table-cell>
          <table:table-cell table:style-name="ce11" table:formula="of:=IF([.D23]&lt;&gt;&quot;&quot;; SUM([.$D$4:.D23]); 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IF([.C24]&lt;&gt;&quot;&quot;; IF(MONTH([.C24])&lt;=3; YEAR([.C24])-1; YEAR([.C24])); &quot;&quot;)">
            <text:p/>
          </table:table-cell>
          <table:table-cell table:style-name="ce9"/>
          <table:table-cell table:style-name="ce11" table:formula="of:=IF([.C24]&lt;&gt;&quot;&quot;; SUMIF(INDIRECT(&quot;'&quot;&amp;[.B24]&amp;&quot;年度'!B:B&quot;); [.A24]; INDIRECT(&quot;'&quot;&amp;[.B24]&amp;&quot;年度'!E:E&quot;))-SUMIF(INDIRECT(&quot;'&quot;&amp;[.B24]&amp;&quot;年度'!B:B&quot;); [.A24]; INDIRECT(&quot;'&quot;&amp;[.B24]&amp;&quot;年度'!F:F&quot;)); &quot;&quot;)">
            <text:p/>
          </table:table-cell>
          <table:table-cell table:style-name="ce11" table:formula="of:=IF([.D24]&lt;&gt;&quot;&quot;; SUM([.$D$4:.D24]); &quot;&quot;)">
            <text:p/>
          </table:table-cell>
          <table:table-cell table:number-columns-repeated="1019"/>
        </table:table-row>
        <table:table-row table:style-name="ro1" table:number-rows-repeated="2">
          <table:table-cell table:style-name="ce6" table:number-columns-repeated="5"/>
          <table:table-cell table:number-columns-repeated="1019"/>
        </table:table-row>
        <table:table-row table:style-name="ro1">
          <table:table-cell/>
          <table:table-cell table:style-name="ce4" table:formula="of:=IF([.C27]&lt;&gt;&quot;&quot;; IF(MONTH([.C27])&lt;=3; YEAR([.C27])-1; YEAR([.C27])); &quot;&quot;)">
            <text:p/>
          </table:table-cell>
          <table:table-cell table:style-name="ce9"/>
          <table:table-cell table:style-name="ce11" table:number-columns-repeated="2"/>
          <table:table-cell table:number-columns-repeated="1019"/>
        </table:table-row>
        <table:table-row table:style-name="ro1" table:number-rows-repeated="976">
          <table:table-cell/>
          <table:table-cell table:style-name="ce7"/>
          <table:table-cell table:style-name="ce9"/>
          <table:table-cell table:style-name="ce11" table:number-columns-repeated="2"/>
          <table:table-cell table:number-columns-repeated="101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5年度" table:style-name="ta2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2" office:value-type="string" calcext:value-type="string" table:number-columns-spanned="8" table:number-rows-spanned="1">
            <text:p>2015年度収支表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回</text:p>
          </table:table-cell>
          <table:table-cell table:style-name="ce13" office:value-type="string" calcext:value-type="string">
            <text:p>年月日</text:p>
          </table:table-cell>
          <table:table-cell table:style-name="ce2" office:value-type="string" calcext:value-type="string">
            <text:p>摘要</text:p>
          </table:table-cell>
          <table:table-cell table:style-name="ce10" office:value-type="string" calcext:value-type="string">
            <text:p>収入</text:p>
          </table:table-cell>
          <table:table-cell table:style-name="ce10" office:value-type="string" calcext:value-type="string">
            <text:p>支出</text:p>
          </table:table-cell>
          <table:table-cell table:style-name="ce10" office:value-type="string" calcext:value-type="string">
            <text:p>残高</text:p>
          </table:table-cell>
          <table:table-cell table:style-name="ce2" office:value-type="string" calcext:value-type="string">
            <text:p>備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現在高*</text:p>
          </table:table-cell>
          <table:covered-table-cell table:number-columns-repeated="3"/>
          <table:table-cell table:style-name="ce15" table:formula="of:=SUM([.E4:.E1003])" office:value-type="float" office:value="0" calcext:value-type="float">
            <text:p>0</text:p>
          </table:table-cell>
          <table:table-cell table:style-name="ce16" table:content-validation-name="val1" table:formula="of:=SUM([.F4:.F1003])" office:value-type="float" office:value="9873" calcext:value-type="float">
            <text:p>9,873</text:p>
          </table:table-cell>
          <table:table-cell table:style-name="ce11" table:formula="of:=[.E3]-[.F3]" office:value-type="float" office:value="-9873" calcext:value-type="float">
            <text:p>9,87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/>
          <table:table-cell table:style-name="ce4" office:value-type="string" calcext:value-type="string">
            <text:p>前年度繰越金</text:p>
          </table:table-cell>
          <table:table-cell table:style-name="ce15" table:formula="of:=IF(LEFT([.A1]; 4)&lt;&gt;&quot;2015&quot;; INDIRECT(&quot;'&quot;&amp;LEFT([.A1]; 4)-1&amp;&quot;年度'!G3&quot;); 0)" office:value-type="float" office:value="0" calcext:value-type="float">
            <text:p>0</text:p>
          </table:table-cell>
          <table:table-cell table:style-name="ce17" table:content-validation-name="val1"/>
          <table:table-cell table:style-name="ce15" table:formula="of:=[.E4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IF([.B5]&lt;&gt;&quot;&quot;; VLOOKUP([.B5];[$総計.A$1:.C$1048576];3;0); &quot;&quot;)" office:value-type="string" office:string-value="2015/10/17" calcext:value-type="string">
            <text:p>2015/10/17</text:p>
          </table:table-cell>
          <table:table-cell table:style-name="ce4" office:value-type="string" calcext:value-type="string">
            <text:p>参加費</text:p>
          </table:table-cell>
          <table:table-cell table:style-name="ce15" table:formula="of:=100*7" office:value-type="string" office:string-value="700" calcext:value-type="string">
            <text:p>700</text:p>
          </table:table-cell>
          <table:table-cell table:style-name="ce18" table:content-validation-name="val1"/>
          <table:table-cell table:style-name="ce11" table:formula="of:=IF(AND([.E5]=&quot;&quot;; [.F5]=&quot;&quot;); &quot;&quot;; [.G4]+[.E5]-[.F5])" office:value-type="float" office:value="700" calcext:value-type="float">
            <text:p>700</text:p>
          </table:table-cell>
          <table:table-cell table:style-name="ce4" office:value-type="string" calcext:value-type="string">
            <text:p>参加者4名+発表者3名</text:p>
          </table:table-cell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IF([.B6]&lt;&gt;&quot;&quot;; VLOOKUP([.B6];[$総計.A$1:.C$1048576];3;0); &quot;&quot;)" office:value-type="string" office:string-value="2015/10/17" calcext:value-type="string">
            <text:p>2015/10/17</text:p>
          </table:table-cell>
          <table:table-cell table:style-name="ce4" office:value-type="string" calcext:value-type="string">
            <text:p>飲料代</text:p>
          </table:table-cell>
          <table:table-cell table:style-name="ce11"/>
          <table:table-cell table:style-name="ce18" table:content-validation-name="val1" table:formula="of:=120*7" office:value-type="string" office:string-value="840" calcext:value-type="string">
            <text:p>840</text:p>
          </table:table-cell>
          <table:table-cell table:style-name="ce11" table:formula="of:=IF(AND([.E6]=&quot;&quot;; [.F6]=&quot;&quot;); &quot;&quot;; [.G5]+[.E6]-[.F6])" office:value-type="float" office:value="-140" calcext:value-type="float">
            <text:p>140</text:p>
          </table:table-cell>
          <table:table-cell table:style-name="ce4" office:value-type="string" calcext:value-type="string">
            <text:p>北大附属図書館自販機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IF([.B7]&lt;&gt;&quot;&quot;; VLOOKUP([.B7];[$総計.A$1:.C$1048576];3;0); &quot;&quot;)" office:value-type="string" office:string-value="2015/12/19" calcext:value-type="string">
            <text:p>2015/12/19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500*15" office:value-type="string" office:string-value="7,500" calcext:value-type="string">
            <text:p>7,500</text:p>
          </table:table-cell>
          <table:table-cell table:style-name="ce18" table:content-validation-name="val1"/>
          <table:table-cell table:style-name="ce11" table:formula="of:=IF(AND([.E7]=&quot;&quot;; [.F7]=&quot;&quot;); &quot;&quot;; [.G6]+[.E7]-[.F7])" office:value-type="float" office:value="7360" calcext:value-type="float">
            <text:p>7,360</text:p>
          </table:table-cell>
          <table:table-cell table:style-name="ce4" office:value-type="string" calcext:value-type="string">
            <text:p>参加者11名+発表者4名</text:p>
          </table:table-cell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IF([.B8]&lt;&gt;&quot;&quot;; VLOOKUP([.B8];[$総計.A$1:.C$1048576];3;0); &quot;&quot;)" office:value-type="string" office:string-value="2015/12/19" calcext:value-type="string">
            <text:p>2015/12/19</text:p>
          </table:table-cell>
          <table:table-cell table:style-name="ce4" office:value-type="string" calcext:value-type="string">
            <text:p>おやつ代</text:p>
          </table:table-cell>
          <table:table-cell table:style-name="ce11"/>
          <table:table-cell table:style-name="ce18" table:content-validation-name="val1" table:formula="of:=486+1260+1049+582" office:value-type="string" office:string-value="3,377" calcext:value-type="string">
            <text:p>3,377</text:p>
          </table:table-cell>
          <table:table-cell table:style-name="ce11" table:formula="of:=IF(AND([.E8]=&quot;&quot;; [.F8]=&quot;&quot;); &quot;&quot;; [.G7]+[.E8]-[.F8])" office:value-type="float" office:value="3983" calcext:value-type="float">
            <text:p>3,983</text:p>
          </table:table-cell>
          <table:table-cell table:style-name="ce4" office:value-type="string" calcext:value-type="string">
            <text:p>シュークリーム他 at大丸札幌店</text:p>
          </table:table-cell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IF([.B9]&lt;&gt;&quot;&quot;; VLOOKUP([.B9];[$総計.A$1:.C$1048576];3;0); &quot;&quot;)" office:value-type="string" office:string-value="2015/12/19" calcext:value-type="string">
            <text:p>2015/12/19</text:p>
          </table:table-cell>
          <table:table-cell table:style-name="ce4" office:value-type="string" calcext:value-type="string">
            <text:p>飲料代</text:p>
          </table:table-cell>
          <table:table-cell table:style-name="ce15"/>
          <table:table-cell table:style-name="ce17" table:content-validation-name="val1" office:value-type="float" office:value="1376" calcext:value-type="float">
            <text:p>1,376</text:p>
          </table:table-cell>
          <table:table-cell table:style-name="ce11" table:formula="of:=IF(AND([.E9]=&quot;&quot;; [.F9]=&quot;&quot;); &quot;&quot;; [.G8]+[.E9]-[.F9])" office:value-type="float" office:value="2607" calcext:value-type="float">
            <text:p>2,607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14" table:formula="of:=IF([.B10]&lt;&gt;&quot;&quot;; VLOOKUP([.B10];[$総計.A$1:.C$1048576];3;0); &quot;&quot;)" office:value-type="string" office:string-value="2016/01/16" calcext:value-type="string">
            <text:p>2016/01/16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500*10" office:value-type="string" office:string-value="5,000" calcext:value-type="string">
            <text:p>5,000</text:p>
          </table:table-cell>
          <table:table-cell table:style-name="ce18" table:content-validation-name="val1"/>
          <table:table-cell table:style-name="ce11" table:formula="of:=IF(AND([.E10]=&quot;&quot;; [.F10]=&quot;&quot;); &quot;&quot;; [.G9]+[.E10]-[.F10])" office:value-type="float" office:value="7607" calcext:value-type="float">
            <text:p>7,607</text:p>
          </table:table-cell>
          <table:table-cell table:style-name="ce4" office:value-type="string" calcext:value-type="string">
            <text:p>参加者7名+LT1名+発表者2名</text:p>
          </table:table-cell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14" table:formula="of:=IF([.B11]&lt;&gt;&quot;&quot;; VLOOKUP([.B11];[$総計.A$1:.C$1048576];3;0); &quot;&quot;)" office:value-type="string" office:string-value="2016/01/16" calcext:value-type="string">
            <text:p>2016/01/16</text:p>
          </table:table-cell>
          <table:table-cell table:style-name="ce4" office:value-type="string" calcext:value-type="string">
            <text:p>おやつ代</text:p>
          </table:table-cell>
          <table:table-cell table:style-name="ce11"/>
          <table:table-cell table:style-name="ce17" table:content-validation-name="val1" office:value-type="float" office:value="2484" calcext:value-type="float">
            <text:p>2,484</text:p>
          </table:table-cell>
          <table:table-cell table:style-name="ce11" table:formula="of:=IF(AND([.E11]=&quot;&quot;; [.F11]=&quot;&quot;); &quot;&quot;; [.G10]+[.E11]-[.F11])" office:value-type="float" office:value="5123" calcext:value-type="float">
            <text:p>5,123</text:p>
          </table:table-cell>
          <table:table-cell table:style-name="ce4" office:value-type="string" calcext:value-type="string">
            <text:p>文明堂バウムクーヘン</text:p>
          </table:table-cell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14" table:formula="of:=IF([.B12]&lt;&gt;&quot;&quot;; VLOOKUP([.B12];[$総計.A$1:.C$1048576];3;0); &quot;&quot;)" office:value-type="string" office:string-value="2016/01/16" calcext:value-type="string">
            <text:p>2016/01/16</text:p>
          </table:table-cell>
          <table:table-cell table:style-name="ce4" office:value-type="string" calcext:value-type="string">
            <text:p>飲料代</text:p>
          </table:table-cell>
          <table:table-cell table:style-name="ce11"/>
          <table:table-cell table:style-name="ce17" table:content-validation-name="val1" office:value-type="float" office:value="933" calcext:value-type="float">
            <text:p>933</text:p>
          </table:table-cell>
          <table:table-cell table:style-name="ce11" table:formula="of:=IF(AND([.E12]=&quot;&quot;; [.F12]=&quot;&quot;); &quot;&quot;; [.G11]+[.E12]-[.F12])" office:value-type="float" office:value="4190" calcext:value-type="float">
            <text:p>4,190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IF([.B13]&lt;&gt;&quot;&quot;; VLOOKUP([.B13];[$総計.A$1:.C$1048576];3;0); &quot;&quot;)" office:value-type="string" office:string-value="2016/02/11" calcext:value-type="string">
            <text:p>2016/02/11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10*500" office:value-type="string" office:string-value="5,000" calcext:value-type="string">
            <text:p>5,000</text:p>
          </table:table-cell>
          <table:table-cell table:number-columns-repeated="2"/>
          <table:table-cell table:style-name="ce4" office:value-type="string" calcext:value-type="string">
            <text:p>参加者7名+発表者3名</text:p>
          </table:table-cell>
          <table:table-cell table:number-columns-repeated="101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IF([.B14]&lt;&gt;&quot;&quot;; VLOOKUP([.B14];[$総計.A$1:.C$1048576];3;0); &quot;&quot;)" office:value-type="string" office:string-value="2016/02/11" calcext:value-type="string">
            <text:p>2016/02/11</text:p>
          </table:table-cell>
          <table:table-cell table:style-name="ce4" office:value-type="string" calcext:value-type="string">
            <text:p>おやつ代</text:p>
          </table:table-cell>
          <table:table-cell table:style-name="ce11"/>
          <table:table-cell table:style-name="ce18" table:content-validation-name="val1" table:formula="of:=1080+540" office:value-type="string" office:string-value="1,620" calcext:value-type="string">
            <text:p>1,620</text:p>
          </table:table-cell>
          <table:table-cell table:style-name="ce11" table:formula="of:=IF(AND([.E13]=&quot;&quot;; [.F14]=&quot;&quot;); &quot;&quot;; [.G12]+[.E13]-[.F14])" office:value-type="float" office:value="7570" calcext:value-type="float">
            <text:p>7,570</text:p>
          </table:table-cell>
          <table:table-cell table:style-name="ce4" office:value-type="string" calcext:value-type="string">
            <text:p>チョコレート at羽田空港</text:p>
          </table:table-cell>
          <table:table-cell table:number-columns-repeated="10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IF([.B15]&lt;&gt;&quot;&quot;; VLOOKUP([.B15];[$総計.A$1:.C$1048576];3;0); &quot;&quot;)" office:value-type="string" office:string-value="2016/02/11" calcext:value-type="string">
            <text:p>2016/02/11</text:p>
          </table:table-cell>
          <table:table-cell table:style-name="ce4" office:value-type="string" calcext:value-type="string">
            <text:p>飲料代</text:p>
          </table:table-cell>
          <table:table-cell table:style-name="ce11"/>
          <table:table-cell table:style-name="ce17" table:content-validation-name="val1" office:value-type="float" office:value="991" calcext:value-type="float">
            <text:p>991</text:p>
          </table:table-cell>
          <table:table-cell table:style-name="ce11" table:formula="of:=IF(AND([.E15]=&quot;&quot;; [.F15]=&quot;&quot;); &quot;&quot;; [.G14]+[.E15]-[.F15])" office:value-type="float" office:value="6579" calcext:value-type="float">
            <text:p>6,579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number-columns-repeated="101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14" table:formula="of:=IF([.B16]&lt;&gt;&quot;&quot;; VLOOKUP([.B16];[$総計.A$1:.C$1048576];3;0); &quot;&quot;)" office:value-type="string" office:string-value="2016/03/20" calcext:value-type="string">
            <text:p>2016/03/20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500*13" office:value-type="string" office:string-value="6,500" calcext:value-type="string">
            <text:p>6,500</text:p>
          </table:table-cell>
          <table:table-cell table:style-name="ce18" table:content-validation-name="val1"/>
          <table:table-cell table:style-name="ce11" table:formula="of:=IF(AND([.E16]=&quot;&quot;; [.F16]=&quot;&quot;); &quot;&quot;; [.G15]+[.E16]-[.F16])" office:value-type="float" office:value="13079" calcext:value-type="float">
            <text:p>13,079</text:p>
          </table:table-cell>
          <table:table-cell table:style-name="ce4" office:value-type="string" calcext:value-type="string">
            <text:p>参加者9名+LT1名+発表者3名</text:p>
          </table:table-cell>
          <table:table-cell table:number-columns-repeated="101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14" table:formula="of:=IF([.B17]&lt;&gt;&quot;&quot;; VLOOKUP([.B17];[$総計.A$1:.C$1048576];3;0); &quot;&quot;)" office:value-type="string" office:string-value="2016/03/20" calcext:value-type="string">
            <text:p>2016/03/20</text:p>
          </table:table-cell>
          <table:table-cell table:style-name="ce4" office:value-type="string" calcext:value-type="string">
            <text:p>おやつ代</text:p>
          </table:table-cell>
          <table:table-cell table:style-name="ce11"/>
          <table:table-cell table:style-name="ce17" table:content-validation-name="val1" office:value-type="float" office:value="2958" calcext:value-type="float">
            <text:p>2,958</text:p>
          </table:table-cell>
          <table:table-cell table:style-name="ce11" table:formula="of:=IF(AND([.E17]=&quot;&quot;; [.F17]=&quot;&quot;); &quot;&quot;; [.G16]+[.E17]-[.F17])" office:value-type="float" office:value="10121" calcext:value-type="float">
            <text:p>10,121</text:p>
          </table:table-cell>
          <table:table-cell table:style-name="ce4" office:value-type="string" calcext:value-type="string">
            <text:p>アンデルセン デニッシュハート他</text:p>
          </table:table-cell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14" table:formula="of:=IF([.B18]&lt;&gt;&quot;&quot;; VLOOKUP([.B18];[$総計.A$1:.C$1048576];3;0); &quot;&quot;)" office:value-type="string" office:string-value="2016/03/20" calcext:value-type="string">
            <text:p>2016/03/20</text:p>
          </table:table-cell>
          <table:table-cell table:style-name="ce4" office:value-type="string" calcext:value-type="string">
            <text:p>飲料代</text:p>
          </table:table-cell>
          <table:table-cell table:style-name="ce11"/>
          <table:table-cell table:style-name="ce17" table:content-validation-name="val1" office:value-type="float" office:value="1131" calcext:value-type="float">
            <text:p>1,131</text:p>
          </table:table-cell>
          <table:table-cell table:style-name="ce11" table:formula="of:=IF(AND([.E18]=&quot;&quot;; [.F18]=&quot;&quot;); &quot;&quot;; [.G17]+[.E18]-[.F18])" office:value-type="float" office:value="8990" calcext:value-type="float">
            <text:p>8,990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number-columns-repeated="101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/>
          <table:table-cell table:style-name="ce14" table:formula="of:=IF([.B19]&lt;&gt;&quot;&quot;; VLOOKUP([.B19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19]=&quot;&quot;; [.F19]=&quot;&quot;); &quot;&quot;; [.G18]+[.E19]-[.F19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/>
          <table:table-cell table:style-name="ce14" table:formula="of:=IF([.B20]&lt;&gt;&quot;&quot;; VLOOKUP([.B20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0]=&quot;&quot;; [.F20]=&quot;&quot;); &quot;&quot;; [.G19]+[.E20]-[.F20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/>
          <table:table-cell table:style-name="ce14" table:formula="of:=IF([.B21]&lt;&gt;&quot;&quot;; VLOOKUP([.B21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1]=&quot;&quot;; [.F21]=&quot;&quot;); &quot;&quot;; [.G20]+[.E21]-[.F21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/>
          <table:table-cell table:style-name="ce14" table:formula="of:=IF([.B22]&lt;&gt;&quot;&quot;; VLOOKUP([.B22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2]=&quot;&quot;; [.F22]=&quot;&quot;); &quot;&quot;; [.G21]+[.E22]-[.F22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/>
          <table:table-cell table:style-name="ce14" table:formula="of:=IF([.B23]&lt;&gt;&quot;&quot;; VLOOKUP([.B23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3]=&quot;&quot;; [.F23]=&quot;&quot;); &quot;&quot;; [.G22]+[.E23]-[.F23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/>
          <table:table-cell table:style-name="ce14" table:formula="of:=IF([.B24]&lt;&gt;&quot;&quot;; VLOOKUP([.B24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4]=&quot;&quot;; [.F24]=&quot;&quot;); &quot;&quot;; [.G23]+[.E24]-[.F24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/>
          <table:table-cell table:style-name="ce14" table:formula="of:=IF([.B25]&lt;&gt;&quot;&quot;; VLOOKUP([.B25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5]=&quot;&quot;; [.F25]=&quot;&quot;); &quot;&quot;; [.G24]+[.E25]-[.F25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/>
          <table:table-cell table:style-name="ce14" table:formula="of:=IF([.B26]&lt;&gt;&quot;&quot;; VLOOKUP([.B26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6]=&quot;&quot;; [.F26]=&quot;&quot;); &quot;&quot;; [.G25]+[.E26]-[.F26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/>
          <table:table-cell table:style-name="ce14" table:formula="of:=IF([.B27]&lt;&gt;&quot;&quot;; VLOOKUP([.B27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7]=&quot;&quot;; [.F27]=&quot;&quot;); &quot;&quot;; [.G26]+[.E27]-[.F27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/>
          <table:table-cell table:style-name="ce14" table:formula="of:=IF([.B28]&lt;&gt;&quot;&quot;; VLOOKUP([.B28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8]=&quot;&quot;; [.F28]=&quot;&quot;); &quot;&quot;; [.G27]+[.E28]-[.F28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/>
          <table:table-cell table:style-name="ce14" table:formula="of:=IF([.B29]&lt;&gt;&quot;&quot;; VLOOKUP([.B29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29]=&quot;&quot;; [.F29]=&quot;&quot;); &quot;&quot;; [.G28]+[.E29]-[.F29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/>
          <table:table-cell table:style-name="ce14" table:formula="of:=IF([.B30]&lt;&gt;&quot;&quot;; VLOOKUP([.B30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30]=&quot;&quot;; [.F30]=&quot;&quot;); &quot;&quot;; [.G29]+[.E30]-[.F30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/>
          <table:table-cell table:style-name="ce14" table:formula="of:=IF([.B31]&lt;&gt;&quot;&quot;; VLOOKUP([.B31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31]=&quot;&quot;; [.F31]=&quot;&quot;); &quot;&quot;; [.G30]+[.E31]-[.F31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/>
          <table:table-cell table:style-name="ce14" table:formula="of:=IF([.B32]&lt;&gt;&quot;&quot;; VLOOKUP([.B32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32]=&quot;&quot;; [.F32]=&quot;&quot;); &quot;&quot;; [.G31]+[.E32]-[.F32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/>
          <table:table-cell table:style-name="ce14" table:formula="of:=IF([.B33]&lt;&gt;&quot;&quot;; VLOOKUP([.B33];[$総計.A$1:.C$1048576];3;0); &quot;&quot;)">
            <text:p/>
          </table:table-cell>
          <table:table-cell/>
          <table:table-cell table:style-name="ce11"/>
          <table:table-cell table:style-name="ce18" table:content-validation-name="val1"/>
          <table:table-cell table:style-name="ce11" table:formula="of:=IF(AND([.E33]=&quot;&quot;; [.F33]=&quot;&quot;); &quot;&quot;; [.G32]+[.E33]-[.F33])">
            <text:p/>
          </table:table-cell>
          <table:table-cell table:style-name="ce7"/>
          <table:table-cell table:number-columns-repeated="1016"/>
        </table:table-row>
        <table:table-row table:style-name="ro1" table:number-rows-repeated="970">
          <table:table-cell table:number-columns-repeated="2"/>
          <table:table-cell table:style-name="ce14"/>
          <table:table-cell/>
          <table:table-cell table:style-name="ce11"/>
          <table:table-cell table:style-name="ce18" table:content-validation-name="val1"/>
          <table:table-cell table:style-name="ce11"/>
          <table:table-cell table:style-name="ce7"/>
          <table:table-cell table:number-columns-repeated="1016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6年度" table:style-name="ta3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2" office:value-type="string" calcext:value-type="string" table:number-columns-spanned="8" table:number-rows-spanned="1">
            <text:p>2016年度収支表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回</text:p>
          </table:table-cell>
          <table:table-cell table:style-name="ce13" office:value-type="string" calcext:value-type="string">
            <text:p>年月日</text:p>
          </table:table-cell>
          <table:table-cell table:style-name="ce2" office:value-type="string" calcext:value-type="string">
            <text:p>摘要</text:p>
          </table:table-cell>
          <table:table-cell table:style-name="ce10" office:value-type="string" calcext:value-type="string">
            <text:p>収入</text:p>
          </table:table-cell>
          <table:table-cell table:style-name="ce10" office:value-type="string" calcext:value-type="string">
            <text:p>支出</text:p>
          </table:table-cell>
          <table:table-cell table:style-name="ce10" office:value-type="string" calcext:value-type="string">
            <text:p>残高</text:p>
          </table:table-cell>
          <table:table-cell table:style-name="ce2" office:value-type="string" calcext:value-type="string">
            <text:p>備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現在高*</text:p>
          </table:table-cell>
          <table:covered-table-cell table:number-columns-repeated="3"/>
          <table:table-cell table:style-name="ce15" table:formula="of:=SUM([.E4:.E1003])" office:value-type="float" office:value="-9873" calcext:value-type="float">
            <text:p>9,873</text:p>
          </table:table-cell>
          <table:table-cell table:style-name="ce16" table:content-validation-name="val2" table:formula="of:=SUM([.F4:.F1003])" office:value-type="float" office:value="65044" calcext:value-type="float">
            <text:p>65,044</text:p>
          </table:table-cell>
          <table:table-cell table:style-name="ce11" table:formula="of:=[.E3]-[.F3]" office:value-type="float" office:value="-74917" calcext:value-type="float">
            <text:p>74,917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/>
          <table:table-cell table:style-name="ce4" office:value-type="string" calcext:value-type="string">
            <text:p>前年度繰越金</text:p>
          </table:table-cell>
          <table:table-cell table:style-name="ce15" table:formula="of:=IF(LEFT([.A1]; 4)&lt;&gt;&quot;2015&quot;; INDIRECT(&quot;'&quot;&amp;LEFT([.A1]; 4)-1&amp;&quot;年度'!G3&quot;); 0)" office:value-type="float" office:value="-9873" calcext:value-type="float">
            <text:p>9,873</text:p>
          </table:table-cell>
          <table:table-cell table:style-name="ce17" table:content-validation-name="val2"/>
          <table:table-cell table:style-name="ce15" table:formula="of:=[.E4]" office:value-type="float" office:value="-9873" calcext:value-type="float">
            <text:p>9,87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date" office:date-value="2016-04-24" calcext:value-type="date">
            <text:p>2016/04/24</text:p>
          </table:table-cell>
          <table:table-cell table:style-name="ce4" office:value-type="string" calcext:value-type="string">
            <text:p>参加費</text:p>
          </table:table-cell>
          <table:table-cell table:style-name="ce15" table:formula="of:=500*20" office:value-type="string" office:string-value="10,000" calcext:value-type="string">
            <text:p>10,000</text:p>
          </table:table-cell>
          <table:table-cell table:style-name="ce18" table:content-validation-name="val2"/>
          <table:table-cell table:style-name="ce11" table:formula="of:=IF(AND([.E5]=&quot;&quot;; [.F5]=&quot;&quot;); &quot;&quot;; [.G4]+[.E5]-[.F5])" office:value-type="float" office:value="127" calcext:value-type="float">
            <text:p>127</text:p>
          </table:table-cell>
          <table:table-cell table:style-name="ce4" office:value-type="string" calcext:value-type="string">
            <text:p>参加者16名+発表者4名</text:p>
          </table:table-cell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date" office:date-value="2016-04-25" calcext:value-type="date">
            <text:p>2016/04/25</text:p>
          </table:table-cell>
          <table:table-cell table:style-name="ce4" office:value-type="string" calcext:value-type="string">
            <text:p>おやつ代</text:p>
          </table:table-cell>
          <table:table-cell table:style-name="ce11"/>
          <table:table-cell table:style-name="ce17" table:content-validation-name="val2" office:value-type="float" office:value="4000" calcext:value-type="float">
            <text:p>4,000</text:p>
          </table:table-cell>
          <table:table-cell table:style-name="ce11" table:formula="of:=IF(AND([.E6]=&quot;&quot;; [.F6]=&quot;&quot;); &quot;&quot;; [.G5]+[.E6]-[.F6])" office:value-type="float" office:value="-3873" calcext:value-type="float">
            <text:p>3,873</text:p>
          </table:table-cell>
          <table:table-cell table:style-name="ce4" office:value-type="string" calcext:value-type="string">
            <text:p>ZAKUZAKU by きのとや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date" office:date-value="2016-04-26" calcext:value-type="date">
            <text:p>2016/04/26</text:p>
          </table:table-cell>
          <table:table-cell table:style-name="ce4" office:value-type="string" calcext:value-type="string">
            <text:p>飲み物代</text:p>
          </table:table-cell>
          <table:table-cell table:style-name="ce11"/>
          <table:table-cell table:style-name="ce17" table:content-validation-name="val2" office:value-type="float" office:value="1962" calcext:value-type="float">
            <text:p>1,962</text:p>
          </table:table-cell>
          <table:table-cell table:style-name="ce11" table:formula="of:=IF(AND([.E7]=&quot;&quot;; [.F7]=&quot;&quot;); &quot;&quot;; [.G6]+[.E7]-[.F7])" office:value-type="float" office:value="-5835" calcext:value-type="float">
            <text:p>5,835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14" office:value-type="date" office:date-value="2016-05-15" calcext:value-type="date">
            <text:p>2016/05/15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500*12" office:value-type="string" office:string-value="6,000" calcext:value-type="string">
            <text:p>6,000</text:p>
          </table:table-cell>
          <table:table-cell table:style-name="ce18" table:content-validation-name="val2"/>
          <table:table-cell table:style-name="ce11" table:formula="of:=IF(AND([.E8]=&quot;&quot;; [.F8]=&quot;&quot;); &quot;&quot;; [.G7]+[.E8]-[.F8])" office:value-type="float" office:value="165" calcext:value-type="float">
            <text:p>165</text:p>
          </table:table-cell>
          <table:table-cell table:style-name="ce4" office:value-type="string" calcext:value-type="string">
            <text:p>参加者8名+LT2名+発表者2名</text:p>
          </table:table-cell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4" office:value-type="date" office:date-value="2016-05-15" calcext:value-type="date">
            <text:p>2016/05/15</text:p>
          </table:table-cell>
          <table:table-cell table:style-name="ce4" office:value-type="string" calcext:value-type="string">
            <text:p>おやつ代</text:p>
          </table:table-cell>
          <table:table-cell table:style-name="ce15"/>
          <table:table-cell table:style-name="ce17" table:content-validation-name="val2" office:value-type="float" office:value="2240" calcext:value-type="float">
            <text:p>2,240</text:p>
          </table:table-cell>
          <table:table-cell table:style-name="ce11" table:formula="of:=IF(AND([.E9]=&quot;&quot;; [.F9]=&quot;&quot;); &quot;&quot;; [.G8]+[.E9]-[.F9])" office:value-type="float" office:value="-2075" calcext:value-type="float">
            <text:p>2,075</text:p>
          </table:table-cell>
          <table:table-cell table:style-name="ce4" office:value-type="string" calcext:value-type="string">
            <text:p>六花亭ゼリー・プリン</text:p>
          </table:table-cell>
          <table:table-cell table:number-columns-repeated="1016"/>
        </table:table-row>
        <table:table-row table:style-name="ro1">
          <table:table-cell table:number-columns-repeated="2" table:style-name="ce4" office:value-type="float" office:value="7" calcext:value-type="float">
            <text:p>7</text:p>
          </table:table-cell>
          <table:table-cell table:style-name="ce14" office:value-type="date" office:date-value="2016-05-15" calcext:value-type="date">
            <text:p>2016/05/15</text:p>
          </table:table-cell>
          <table:table-cell table:style-name="ce4" office:value-type="string" calcext:value-type="string">
            <text:p>飲み物代</text:p>
          </table:table-cell>
          <table:table-cell table:style-name="ce11"/>
          <table:table-cell table:style-name="ce17" table:content-validation-name="val2" office:value-type="float" office:value="1270" calcext:value-type="float">
            <text:p>1,270</text:p>
          </table:table-cell>
          <table:table-cell table:style-name="ce11" table:formula="of:=IF(AND([.E10]=&quot;&quot;; [.F10]=&quot;&quot;); &quot;&quot;; [.G9]+[.E10]-[.F10])" office:value-type="float" office:value="-3345" calcext:value-type="float">
            <text:p>3,345</text:p>
          </table:table-cell>
          <table:table-cell table:style-name="ce4" office:value-type="string" calcext:value-type="string">
            <text:p>マックスバリュ東札幌店</text:p>
          </table:table-cell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14" office:value-type="date" office:date-value="2016-05-15" calcext:value-type="date">
            <text:p>2016/05/15</text:p>
          </table:table-cell>
          <table:table-cell table:style-name="ce4" office:value-type="string" calcext:value-type="string">
            <text:p>会場電気代</text:p>
          </table:table-cell>
          <table:table-cell table:style-name="ce11"/>
          <table:table-cell table:style-name="ce17" table:content-validation-name="val2" office:value-type="float" office:value="1560" calcext:value-type="float">
            <text:p>1,560</text:p>
          </table:table-cell>
          <table:table-cell table:style-name="ce11" table:formula="of:=IF(AND([.E11]=&quot;&quot;; [.F11]=&quot;&quot;); &quot;&quot;; [.G10]+[.E11]-[.F11])" office:value-type="float" office:value="-4905" calcext:value-type="float">
            <text:p>4,905</text:p>
          </table:table-cell>
          <table:table-cell table:style-name="ce4" office:value-type="string" calcext:value-type="string">
            <text:p>札幌市産業振興センター(2コマ)</text:p>
          </table:table-cell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14" office:value-type="date" office:date-value="2016-05-15" calcext:value-type="date">
            <text:p>2016/05/15</text:p>
          </table:table-cell>
          <table:table-cell table:style-name="ce4" office:value-type="string" calcext:value-type="string">
            <text:p>無線ルータ費</text:p>
          </table:table-cell>
          <table:table-cell table:style-name="ce11"/>
          <table:table-cell table:style-name="ce17" table:content-validation-name="val2" office:value-type="float" office:value="5000" calcext:value-type="float">
            <text:p>5,000</text:p>
          </table:table-cell>
          <table:table-cell table:style-name="ce11" table:formula="of:=IF(AND([.E12]=&quot;&quot;; [.F12]=&quot;&quot;); &quot;&quot;; [.G11]+[.E12]-[.F12])" office:value-type="float" office:value="-9905" calcext:value-type="float">
            <text:p>9,905</text:p>
          </table:table-cell>
          <table:table-cell table:style-name="ce4" office:value-type="string" calcext:value-type="string">
            <text:p>ヨドバシカメラ札幌店WN-AC1167GR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14" office:value-type="date" office:date-value="2016-05-15" calcext:value-type="date">
            <text:p>2016/05/15</text:p>
          </table:table-cell>
          <table:table-cell table:style-name="ce4" office:value-type="string" calcext:value-type="string">
            <text:p>領収書用紙費</text:p>
          </table:table-cell>
          <table:table-cell table:style-name="ce11"/>
          <table:table-cell table:style-name="ce19" office:value-type="float" office:value="263" calcext:value-type="float">
            <text:p>263</text:p>
          </table:table-cell>
          <table:table-cell table:style-name="ce11" table:formula="of:=IF(AND([.E13]=&quot;&quot;; [.F13]=&quot;&quot;); &quot;&quot;; [.G12]+[.E13]-[.F13])" office:value-type="float" office:value="-10168" calcext:value-type="float">
            <text:p>10,168</text:p>
          </table:table-cell>
          <table:table-cell table:style-name="ce4" office:value-type="string" calcext:value-type="string">
            <text:p>ヨドバシカメラ札幌店</text:p>
          </table:table-cell>
          <table:table-cell table:number-columns-repeated="101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OSC2016do</text:p>
          </table:table-cell>
          <table:table-cell table:style-name="ce14" office:value-type="date" office:date-value="2016-06-04" calcext:value-type="date">
            <text:p>2016/06/04</text:p>
          </table:table-cell>
          <table:table-cell table:style-name="ce4" office:value-type="string" calcext:value-type="string">
            <text:p>ステッカー費</text:p>
          </table:table-cell>
          <table:table-cell table:style-name="ce11"/>
          <table:table-cell table:style-name="ce17" table:content-validation-name="val2" office:value-type="float" office:value="7808" calcext:value-type="float">
            <text:p>7,808</text:p>
          </table:table-cell>
          <table:table-cell table:style-name="ce11" table:formula="of:=IF(AND([.E14]=&quot;&quot;; [.F14]=&quot;&quot;); &quot;&quot;; [.G13]+[.E14]-[.F14])" office:value-type="float" office:value="-17976" calcext:value-type="float">
            <text:p>17,976</text:p>
          </table:table-cell>
          <table:table-cell table:style-name="ce4" office:value-type="string" calcext:value-type="string">
            <text:p>ラクスル(ロゴステッカー50部/110×40mm)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date" office:date-value="2016-06-26" calcext:value-type="date">
            <text:p>2016/06/26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500*15" office:value-type="string" office:string-value="7,500" calcext:value-type="string">
            <text:p>7,500</text:p>
          </table:table-cell>
          <table:table-cell table:style-name="ce19" table:content-validation-name="val2"/>
          <table:table-cell table:style-name="ce11" table:formula="of:=IF(AND([.E15]=&quot;&quot;; [.F15]=&quot;&quot;); &quot;&quot;; [.G14]+[.E15]-[.F15])" office:value-type="float" office:value="-10476" calcext:value-type="float">
            <text:p>10,476</text:p>
          </table:table-cell>
          <table:table-cell table:style-name="ce4" office:value-type="string" calcext:value-type="string">
            <text:p>参加者13名+発表者2名</text:p>
          </table:table-cell>
          <table:table-cell table:number-columns-repeated="101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date" office:date-value="2016-06-27" calcext:value-type="date">
            <text:p>2016/06/27</text:p>
          </table:table-cell>
          <table:table-cell table:style-name="ce4" office:value-type="string" calcext:value-type="string">
            <text:p>おやつ代</text:p>
          </table:table-cell>
          <table:table-cell table:style-name="ce11"/>
          <table:table-cell table:style-name="ce19" table:content-validation-name="val2" office:value-type="float" office:value="3780" calcext:value-type="float">
            <text:p>3780</text:p>
          </table:table-cell>
          <table:table-cell table:style-name="ce11" table:formula="of:=IF(AND([.E16]=&quot;&quot;; [.F16]=&quot;&quot;); &quot;&quot;; [.G15]+[.E16]-[.F16])" office:value-type="float" office:value="-14256" calcext:value-type="float">
            <text:p>14,256</text:p>
          </table:table-cell>
          <table:table-cell table:style-name="ce4" office:value-type="string" calcext:value-type="string">
            <text:p>一久大福堂丹頂苺どら焼き</text:p>
          </table:table-cell>
          <table:table-cell table:number-columns-repeated="101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date" office:date-value="2016-06-28" calcext:value-type="date">
            <text:p>2016/06/28</text:p>
          </table:table-cell>
          <table:table-cell table:style-name="ce4" office:value-type="string" calcext:value-type="string">
            <text:p>飲み物代</text:p>
          </table:table-cell>
          <table:table-cell table:style-name="ce11"/>
          <table:table-cell table:style-name="ce19" table:content-validation-name="val2" office:value-type="float" office:value="1497" calcext:value-type="float">
            <text:p>1497</text:p>
          </table:table-cell>
          <table:table-cell table:style-name="ce11" table:formula="of:=IF(AND([.E17]=&quot;&quot;; [.F17]=&quot;&quot;); &quot;&quot;; [.G16]+[.E17]-[.F17])" office:value-type="float" office:value="-15753" calcext:value-type="float">
            <text:p>15,753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14" office:value-type="date" office:date-value="2016-07-31" calcext:value-type="date">
            <text:p>2016/07/31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500*14" office:value-type="string" office:string-value="7,000" calcext:value-type="string">
            <text:p>7,000</text:p>
          </table:table-cell>
          <table:table-cell table:style-name="ce19" table:content-validation-name="val2"/>
          <table:table-cell table:style-name="ce11" table:formula="of:=IF(AND([.E18]=&quot;&quot;; [.F18]=&quot;&quot;); &quot;&quot;; [.G17]+[.E18]-[.F18])" office:value-type="float" office:value="-8753" calcext:value-type="float">
            <text:p>8,753</text:p>
          </table:table-cell>
          <table:table-cell table:style-name="ce4" office:value-type="string" calcext:value-type="string">
            <text:p>参加者8名+LT3名+発表者3名</text:p>
          </table:table-cell>
          <table:table-cell table:number-columns-repeated="101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14" office:value-type="date" office:date-value="2016-07-31" calcext:value-type="date">
            <text:p>2016/07/31</text:p>
          </table:table-cell>
          <table:table-cell table:style-name="ce4" office:value-type="string" calcext:value-type="string">
            <text:p>おやつ代</text:p>
          </table:table-cell>
          <table:table-cell table:style-name="ce15"/>
          <table:table-cell table:style-name="ce19" table:content-validation-name="val2" office:value-type="float" office:value="4050" calcext:value-type="float">
            <text:p>4050</text:p>
          </table:table-cell>
          <table:table-cell table:style-name="ce11" table:formula="of:=IF(AND([.E19]=&quot;&quot;; [.F19]=&quot;&quot;); &quot;&quot;; [.G18]+[.E19]-[.F19])" office:value-type="float" office:value="-12803" calcext:value-type="float">
            <text:p>12,803</text:p>
          </table:table-cell>
          <table:table-cell table:style-name="ce4" office:value-type="string" calcext:value-type="string">
            <text:p>モロゾフ三越フルーツカップゼリー</text:p>
          </table:table-cell>
          <table:table-cell table:number-columns-repeated="101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14" office:value-type="date" office:date-value="2016-07-31" calcext:value-type="date">
            <text:p>2016/07/31</text:p>
          </table:table-cell>
          <table:table-cell table:style-name="ce4" office:value-type="string" calcext:value-type="string">
            <text:p>飲み物代</text:p>
          </table:table-cell>
          <table:table-cell table:style-name="ce11"/>
          <table:table-cell table:style-name="ce19" table:content-validation-name="val2" office:value-type="float" office:value="1420" calcext:value-type="float">
            <text:p>1420</text:p>
          </table:table-cell>
          <table:table-cell table:style-name="ce11" table:formula="of:=IF(AND([.E20]=&quot;&quot;; [.F20]=&quot;&quot;); &quot;&quot;; [.G19]+[.E20]-[.F20])" office:value-type="float" office:value="-14223" calcext:value-type="float">
            <text:p>14,223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date" office:date-value="2016-08-20" calcext:value-type="date">
            <text:p>2016/08/20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1300*4+1500*2+1000*4+1200*2" office:value-type="string" office:string-value="14,600" calcext:value-type="string">
            <text:p>14,600</text:p>
          </table:table-cell>
          <table:table-cell table:style-name="ce20" table:content-validation-name="val2"/>
          <table:table-cell table:style-name="ce11" table:formula="of:=IF(AND([.E21]=&quot;&quot;; [.F21]=&quot;&quot;); &quot;&quot;; [.G20]+[.E21]-[.F21])" office:value-type="float" office:value="377" calcext:value-type="float">
            <text:p>377</text:p>
          </table:table-cell>
          <table:table-cell table:style-name="ce4" office:value-type="string" calcext:value-type="string">
            <text:p>社会人6名+学生4名(LTありで200円引き)</text:p>
          </table:table-cell>
          <table:table-cell table:number-columns-repeated="101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date" office:date-value="2016-08-20" calcext:value-type="date">
            <text:p>2016/08/20</text:p>
          </table:table-cell>
          <table:table-cell table:style-name="ce4" office:value-type="string" calcext:value-type="string">
            <text:p>食べ物代</text:p>
          </table:table-cell>
          <table:table-cell table:style-name="ce15"/>
          <table:table-cell table:style-name="ce20" table:content-validation-name="val2" table:formula="of:=6230+500" office:value-type="string" office:string-value="6730" calcext:value-type="string">
            <text:p>6730</text:p>
          </table:table-cell>
          <table:table-cell table:style-name="ce11" table:formula="of:=IF(AND([.E22]=&quot;&quot;; [.F22]=&quot;&quot;); &quot;&quot;; [.G21]+[.E22]-[.F22])" office:value-type="float" office:value="-6353" calcext:value-type="float">
            <text:p>6,353</text:p>
          </table:table-cell>
          <table:table-cell table:style-name="ce4" office:value-type="string" calcext:value-type="string">
            <text:p>ピザハット・からあげ(炎)</text:p>
          </table:table-cell>
          <table:table-cell table:number-columns-repeated="10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date" office:date-value="2016-08-20" calcext:value-type="date">
            <text:p>2016/08/20</text:p>
          </table:table-cell>
          <table:table-cell table:style-name="ce4" office:value-type="string" calcext:value-type="string">
            <text:p>飲み物代</text:p>
          </table:table-cell>
          <table:table-cell table:style-name="ce11"/>
          <table:table-cell table:style-name="ce19" table:content-validation-name="val2" office:value-type="float" office:value="5703" calcext:value-type="float">
            <text:p>5703</text:p>
          </table:table-cell>
          <table:table-cell table:style-name="ce11" table:formula="of:=IF(AND([.E23]=&quot;&quot;; [.F23]=&quot;&quot;); &quot;&quot;; [.G22]+[.E23]-[.F23])" office:value-type="float" office:value="-12056" calcext:value-type="float">
            <text:p>12,056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number-columns-repeated="101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date" office:date-value="2016-08-20" calcext:value-type="date">
            <text:p>2016/08/20</text:p>
          </table:table-cell>
          <table:table-cell table:style-name="ce4" office:value-type="string" calcext:value-type="string">
            <text:p>諸費用</text:p>
          </table:table-cell>
          <table:table-cell table:style-name="ce11"/>
          <table:table-cell table:style-name="ce20" table:content-validation-name="val2" table:formula="of:=108+216" office:value-type="string" office:string-value="324" calcext:value-type="string">
            <text:p>324</text:p>
          </table:table-cell>
          <table:table-cell table:style-name="ce11" table:formula="of:=IF(AND([.E24]=&quot;&quot;; [.F24]=&quot;&quot;); &quot;&quot;; [.G23]+[.E24]-[.F24])" office:value-type="float" office:value="-12380" calcext:value-type="float">
            <text:p>12,380</text:p>
          </table:table-cell>
          <table:table-cell table:style-name="ce4" office:value-type="string" calcext:value-type="string">
            <text:p>割り箸・紙皿・クリアカップ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date" office:date-value="2016-09-17" calcext:value-type="date">
            <text:p>2016/09/17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13*500" office:value-type="string" office:string-value="6,500" calcext:value-type="string">
            <text:p>6,500</text:p>
          </table:table-cell>
          <table:table-cell table:style-name="ce20" table:content-validation-name="val2"/>
          <table:table-cell table:style-name="ce11" table:formula="of:=IF(AND([.E25]=&quot;&quot;; [.F25]=&quot;&quot;); &quot;&quot;; [.G24]+[.E25]-[.F25])" office:value-type="float" office:value="-5880" calcext:value-type="float">
            <text:p>5,880</text:p>
          </table:table-cell>
          <table:table-cell table:style-name="ce4" office:value-type="string" calcext:value-type="string">
            <text:p>参加者8名+LT1名+発表者4名</text:p>
          </table:table-cell>
          <table:table-cell table:number-columns-repeated="101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date" office:date-value="2016-09-17" calcext:value-type="date">
            <text:p>2016/09/17</text:p>
          </table:table-cell>
          <table:table-cell table:style-name="ce4" office:value-type="string" calcext:value-type="string">
            <text:p>おやつ代</text:p>
          </table:table-cell>
          <table:table-cell table:style-name="ce11"/>
          <table:table-cell table:style-name="ce19" table:content-validation-name="val2" office:value-type="float" office:value="3510" calcext:value-type="float">
            <text:p>3510</text:p>
          </table:table-cell>
          <table:table-cell table:style-name="ce11" table:formula="of:=IF(AND([.E26]=&quot;&quot;; [.F26]=&quot;&quot;); &quot;&quot;; [.G25]+[.E26]-[.F26])" office:value-type="float" office:value="-9390" calcext:value-type="float">
            <text:p>9,390</text:p>
          </table:table-cell>
          <table:table-cell table:style-name="ce4" office:value-type="string" calcext:value-type="string">
            <text:p>吉兆庵三越 陸乃宝珠</text:p>
          </table:table-cell>
          <table:table-cell table:number-columns-repeated="101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date" office:date-value="2016-09-17" calcext:value-type="date">
            <text:p>2016/09/17</text:p>
          </table:table-cell>
          <table:table-cell table:style-name="ce4" office:value-type="string" calcext:value-type="string">
            <text:p>飲み物代</text:p>
          </table:table-cell>
          <table:table-cell table:style-name="ce11"/>
          <table:table-cell table:style-name="ce19" table:content-validation-name="val2" office:value-type="float" office:value="1271" calcext:value-type="float">
            <text:p>1271</text:p>
          </table:table-cell>
          <table:table-cell table:style-name="ce11" table:formula="of:=IF(AND([.E27]=&quot;&quot;; [.F27]=&quot;&quot;); &quot;&quot;; [.G26]+[.E27]-[.F27])" office:value-type="float" office:value="-10661" calcext:value-type="float">
            <text:p>10,661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number-columns-repeated="101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" calcext:value-type="float">
            <text:p>12</text:p>
          </table:table-cell>
          <table:table-cell table:style-name="ce14" office:value-type="date" office:date-value="2016-10-22" calcext:value-type="date">
            <text:p>2016/10/22</text:p>
          </table:table-cell>
          <table:table-cell table:style-name="ce4" office:value-type="string" calcext:value-type="string">
            <text:p>参加費</text:p>
          </table:table-cell>
          <table:table-cell table:style-name="ce11" table:formula="of:=500*25" office:value-type="string" office:string-value="12,500" calcext:value-type="string">
            <text:p>12,500</text:p>
          </table:table-cell>
          <table:table-cell table:style-name="ce20" table:content-validation-name="val2"/>
          <table:table-cell table:style-name="ce11" table:formula="of:=IF(AND([.E28]=&quot;&quot;; [.F28]=&quot;&quot;); &quot;&quot;; [.G27]+[.E28]-[.F28])" office:value-type="float" office:value="1839" calcext:value-type="float">
            <text:p>1,839</text:p>
          </table:table-cell>
          <table:table-cell table:style-name="ce4" office:value-type="string" calcext:value-type="string">
            <text:p>参加者17名+LT5名+発表者3</text:p>
          </table:table-cell>
          <table:table-cell table:number-columns-repeated="1016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" calcext:value-type="float">
            <text:p>12</text:p>
          </table:table-cell>
          <table:table-cell table:style-name="ce14" office:value-type="date" office:date-value="2016-10-22" calcext:value-type="date">
            <text:p>2016/10/22</text:p>
          </table:table-cell>
          <table:table-cell table:style-name="ce4" office:value-type="string" calcext:value-type="string">
            <text:p>おやつ代</text:p>
          </table:table-cell>
          <table:table-cell table:style-name="ce11"/>
          <table:table-cell table:style-name="ce19" table:content-validation-name="val2" office:value-type="float" office:value="7432" calcext:value-type="float">
            <text:p>7432</text:p>
          </table:table-cell>
          <table:table-cell table:style-name="ce11" table:formula="of:=IF(AND([.E29]=&quot;&quot;; [.F29]=&quot;&quot;); &quot;&quot;; [.G28]+[.E29]-[.F29])" office:value-type="float" office:value="-5593" calcext:value-type="float">
            <text:p>5,593</text:p>
          </table:table-cell>
          <table:table-cell table:style-name="ce4" office:value-type="string" calcext:value-type="string">
            <text:p>きのとや 大通り公園店 オムパフェ</text:p>
          </table:table-cell>
          <table:table-cell table:number-columns-repeated="101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12" calcext:value-type="float">
            <text:p>12</text:p>
          </table:table-cell>
          <table:table-cell table:style-name="ce14" office:value-type="date" office:date-value="2016-10-22" calcext:value-type="date">
            <text:p>2016/10/22</text:p>
          </table:table-cell>
          <table:table-cell table:style-name="ce4" office:value-type="string" calcext:value-type="string">
            <text:p>飲み物代</text:p>
          </table:table-cell>
          <table:table-cell table:style-name="ce11"/>
          <table:table-cell table:style-name="ce19" table:content-validation-name="val2" office:value-type="float" office:value="2378" calcext:value-type="float">
            <text:p>2378</text:p>
          </table:table-cell>
          <table:table-cell table:style-name="ce11" table:formula="of:=IF(AND([.E30]=&quot;&quot;; [.F30]=&quot;&quot;); &quot;&quot;; [.G29]+[.E30]-[.F30])" office:value-type="float" office:value="-7971" calcext:value-type="float">
            <text:p>7,971</text:p>
          </table:table-cell>
          <table:table-cell table:style-name="ce4" office:value-type="string" calcext:value-type="string">
            <text:p>東光ストアサッポロファクトリー店</text:p>
          </table:table-cell>
          <table:table-cell table:number-columns-repeated="101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12" calcext:value-type="float">
            <text:p>12</text:p>
          </table:table-cell>
          <table:table-cell table:style-name="ce14" office:value-type="date" office:date-value="2016-10-22" calcext:value-type="date">
            <text:p>2016/10/22</text:p>
          </table:table-cell>
          <table:table-cell table:style-name="ce4" office:value-type="string" calcext:value-type="string">
            <text:p>懇親会補助</text:p>
          </table:table-cell>
          <table:table-cell table:style-name="ce15"/>
          <table:table-cell table:style-name="ce19" table:content-validation-name="val2" office:value-type="float" office:value="9900" calcext:value-type="float">
            <text:p>9900</text:p>
          </table:table-cell>
          <table:table-cell table:style-name="ce11" table:formula="of:=IF(AND([.E31]=&quot;&quot;; [.F31]=&quot;&quot;); &quot;&quot;; [.G30]+[.E31]-[.F31])" office:value-type="float" office:value="-17871" calcext:value-type="float">
            <text:p>17,871</text:p>
          </table:table-cell>
          <table:table-cell table:style-name="ce4" office:value-type="string" calcext:value-type="string">
            <text:p>550円*18人</text:p>
          </table:table-cell>
          <table:table-cell table:number-columns-repeated="101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/>
          <table:table-cell table:style-name="ce14" table:formula="of:=IF([.B32]&lt;&gt;&quot;&quot;; VLOOKUP([.B32];[$総計.A$1:.C$1048576];3;0); &quot;&quot;)">
            <text:p/>
          </table:table-cell>
          <table:table-cell/>
          <table:table-cell table:style-name="ce11"/>
          <table:table-cell table:style-name="ce20" table:content-validation-name="val2"/>
          <table:table-cell table:style-name="ce11" table:formula="of:=IF(AND([.E32]=&quot;&quot;; [.F32]=&quot;&quot;); &quot;&quot;; [.G31]+[.E32]-[.F32])">
            <text:p/>
          </table:table-cell>
          <table:table-cell table:style-name="ce7"/>
          <table:table-cell table:number-columns-repeated="101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/>
          <table:table-cell table:style-name="ce14" table:formula="of:=IF([.B33]&lt;&gt;&quot;&quot;; VLOOKUP([.B33];[$総計.A$1:.C$1048576];3;0); &quot;&quot;)">
            <text:p/>
          </table:table-cell>
          <table:table-cell/>
          <table:table-cell table:style-name="ce11"/>
          <table:table-cell table:style-name="ce20" table:content-validation-name="val2"/>
          <table:table-cell table:style-name="ce11" table:formula="of:=IF(AND([.E33]=&quot;&quot;; [.F33]=&quot;&quot;); &quot;&quot;; [.G32]+[.E33]-[.F33])">
            <text:p/>
          </table:table-cell>
          <table:table-cell table:style-name="ce7"/>
          <table:table-cell table:number-columns-repeated="1016"/>
        </table:table-row>
        <table:table-row table:style-name="ro1" table:number-rows-repeated="970">
          <table:table-cell table:number-columns-repeated="2"/>
          <table:table-cell table:style-name="ce14"/>
          <table:table-cell/>
          <table:table-cell table:style-name="ce11"/>
          <table:table-cell table:style-name="ce18" table:content-validation-name="val2"/>
          <table:table-cell table:style-name="ce11"/>
          <table:table-cell table:style-name="ce7"/>
          <table:table-cell table:number-columns-repeated="1016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number number:decimal-places="0" loext:min-decimal-places="0" number:min-integer-digits="1" number:grouping="true"/>
      <style:map style:condition="value()&gt;=0" style:apply-style-name="N125P0"/>
    </number:number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総計" style:display-name="PageStyle_総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年度" style:display-name="PageStyle_2015年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年度" style:display-name="PageStyle_2016年度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77" meta:object-count="0"/>
    <meta:generator>LibreOfficeDev/5.1.0.3$Linux_X86_64 LibreOffice_project/</meta:generator>
  </office:meta>
</office:document-meta>
</file>